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C++ Open Source Stack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Karsten Ahn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ftware/Tools for <text:line-break/>C++ (Open Source) Proje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Project hosting, version control:</text:p>
                <text:list>
                  <text:list-item>
                    <text:p text:style-name="P1">Github, Bitbucket</text:p>
                  </text:list-item>
                </text:list>
              </text:list-item>
              <text:list-item>
                <text:p text:style-name="P1">Build system</text:p>
                <text:list>
                  <text:list-item>
                    <text:p text:style-name="P1">CMake, Boost.Build</text:p>
                  </text:list-item>
                </text:list>
              </text:list-item>
              <text:list-item>
                <text:p text:style-name="P1">Test frameworks</text:p>
                <text:list>
                  <text:list-item>
                    <text:p text:style-name="P1">Googletest, googlemock, Boost.Test, Catch, ...</text:p>
                  </text:list-item>
                </text:list>
              </text:list-item>
              <text:list-item>
                <text:p text:style-name="P1">Continuous Integration:</text:p>
                <text:list>
                  <text:list-item>
                    <text:p text:style-name="P1">Travis, Appveyor</text:p>
                  </text:list-item>
                </text:list>
              </text:list-item>
              <text:list-item>
                <text:p text:style-name="P1">Code Coverage:</text:p>
                <text:list>
                  <text:list-item>
                    <text:p text:style-name="P1">Coveralls.io</text:p>
                  </text:list-item>
                </text:list>
              </text:list-item>
              <text:list-item>
                <text:p text:style-name="P1">Static Analysis:</text:p>
                <text:list>
                  <text:list-item>
                    <text:p text:style-name="P1">CoverityScan</text:p>
                  </text:list-item>
                </text:list>
              </text:list-item>
              <text:list-item>
                <text:p text:style-name="P1">Documentation hosting</text:p>
                <text:list>
                  <text:list-item>
                    <text:p text:style-name="P1">Readthedocs, github</text:p>
                  </text:list-item>
                </text:list>
              </text:list-item>
              <text:list-item>
                <text:p text:style-name="P1">Packaging</text:p>
                <text:list>
                  <text:list-item>
                    <text:p text:style-name="P1">Bii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ftware/Tools for <text:line-break/>C++ (Open Source) Proje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Project hosting, version control:</text:p>
                <text:list>
                  <text:list-item>
                    <text:p text:style-name="P1"><text:span text:style-name="T1">Github</text:span>, Bitbucket</text:p>
                  </text:list-item>
                </text:list>
              </text:list-item>
              <text:list-item>
                <text:p text:style-name="P1">Build system</text:p>
                <text:list>
                  <text:list-item>
                    <text:p text:style-name="P1"><text:span text:style-name="T1">CMake</text:span>, Boost.Build</text:p>
                  </text:list-item>
                </text:list>
              </text:list-item>
              <text:list-item>
                <text:p text:style-name="P1">Test frameworks</text:p>
                <text:list>
                  <text:list-item>
                    <text:p text:style-name="P1">Googletest, googlemock, Boost.Test, Catch, ...</text:p>
                  </text:list-item>
                </text:list>
              </text:list-item>
              <text:list-item>
                <text:p text:style-name="P1">Continuous Integration:</text:p>
                <text:list>
                  <text:list-item>
                    <text:p text:style-name="P1"><text:span text:style-name="T1">Travis</text:span>, Appveyor</text:p>
                  </text:list-item>
                </text:list>
              </text:list-item>
              <text:list-item>
                <text:p text:style-name="P1">Code Coverage:</text:p>
                <text:list>
                  <text:list-item>
                    <text:p text:style-name="P1"><text:span text:style-name="T1">Coveralls.io</text:span></text:p>
                  </text:list-item>
                </text:list>
              </text:list-item>
              <text:list-item>
                <text:p text:style-name="P1">Static Analysis:</text:p>
                <text:list>
                  <text:list-item>
                    <text:p text:style-name="P1"><text:span text:style-name="T1">CoverityScan</text:span></text:p>
                  </text:list-item>
                </text:list>
              </text:list-item>
              <text:list-item>
                <text:p text:style-name="P1">Documentation hosting</text:p>
                <text:list>
                  <text:list-item>
                    <text:p text:style-name="P1">Readthedocs, github</text:p>
                  </text:list-item>
                </text:list>
              </text:list-item>
              <text:list-item>
                <text:p text:style-name="P1">Packaging</text:p>
                <text:list>
                  <text:list-item>
                    <text:p text:style-name="P1">Bii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15:43:28.162429900</meta:creation-date>
    <dc:date>2015-05-20T08:55:11.542304409</dc:date>
    <meta:editing-duration>PT15H57M12S</meta:editing-duration>
    <meta:editing-cycles>8</meta:editing-cycles>
    <meta:generator>LibreOffice/4.2.8.2$Linux_X86_64 LibreOffice_project/420m0$Build-2</meta:generator>
    <meta:document-statistic meta:object-count="33"/>
  </office:meta>
</office:document-meta>
</file>